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6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7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text-properties style:font-name="Times New Roman" fo:font-size="9pt" style:font-size-asian="9pt" style:font-size-complex="9pt"/>
    </style:style>
    <style:style style:name="P10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1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3" style:family="paragraph" style:parent-style-name="Standard">
      <style:text-properties fo:font-size="9pt" style:font-size-asian="9pt" style:font-name-complex="Verdana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5"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6">FORM A.R.E – 3</text:p>
            <text:p text:style-name="P17">[See Rule 20/2 of the Central Excise (No. 2 ) Rules, 2001 read with C. B. E. &amp; C. Circular Nos. 579/16/2001 – </text:p>
            <text:p text:style-name="P17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2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19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7"/>
            <text:p text:style-name="P6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0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4">No. &amp; date of entry in ware-house register</text:p>
          </table:table-cell>
          <table:table-cell table:style-name="Table2.A1" table:number-rows-spanned="2" office:value-type="string">
            <text:p text:style-name="P14">DESCRIPTION OF GOODS</text:p>
          </table:table-cell>
          <table:table-cell table:style-name="Table2.A1" table:number-rows-spanned="2" office:value-type="string">
            <text:p text:style-name="P14">No. and description of packages</text:p>
          </table:table-cell>
          <table:table-cell table:style-name="Table2.A1" table:number-rows-spanned="2" office:value-type="string">
            <text:p text:style-name="P14">Gross weight of packages</text:p>
          </table:table-cell>
          <table:table-cell table:style-name="Table2.A1" table:number-rows-spanned="2" office:value-type="string">
            <text:p text:style-name="P14">Marks and Numbers on packages</text:p>
          </table:table-cell>
          <table:table-cell table:style-name="Table2.A1" table:number-rows-spanned="2" office:value-type="string">
            <text:p text:style-name="P14">Quantity of goods</text:p>
          </table:table-cell>
          <table:table-cell table:style-name="Table2.A1" table:number-rows-spanned="2" office:value-type="string">
            <text:p text:style-name="P14">Date of first ware-housing</text:p>
          </table:table-cell>
          <table:table-cell table:style-name="Table2.A1" table:number-rows-spanned="2" table:number-columns-spanned="2" office:value-type="string">
            <text:p text:style-name="P14">Value</text:p>
          </table:table-cell>
          <table:covered-table-cell/>
          <table:table-cell table:style-name="Table2.A1" table:number-columns-spanned="4" office:value-type="string">
            <text:p text:style-name="P15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4">No. &amp; date of Invoice(s) for removal of goods</text:p>
          </table:table-cell>
          <table:table-cell table:style-name="Table2.A1" table:number-rows-spanned="2" office:value-type="string">
            <text:p text:style-name="P14">Manner of Transport</text:p>
          </table:table-cell>
          <table:table-cell table:style-name="Table2.P1" table:number-rows-spanned="2" office:value-type="string">
            <text:p text:style-name="P14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3">Rate</text:p>
          </table:table-cell>
          <table:covered-table-cell/>
          <table:table-cell table:style-name="Table2.J2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table:number-columns-spanned="2" office:value-type="string">
            <text:p text:style-name="P14">8</text:p>
          </table:table-cell>
          <table:covered-table-cell/>
          <table:table-cell table:style-name="Table2.A1" table:number-columns-spanned="2" office:value-type="string">
            <text:p text:style-name="P14">9</text:p>
          </table:table-cell>
          <table:covered-table-cell/>
          <table:table-cell table:style-name="Table2.A1" table:number-columns-spanned="2" office:value-type="string">
            <text:p text:style-name="P14">10</text:p>
          </table:table-cell>
          <table:covered-table-cell/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P1" office:value-type="string">
            <text:p text:style-name="P14">13</text:p>
          </table:table-cell>
        </table:table-row>
        <table:table-row table:style-name="Table2.4">
          <table:table-cell table:style-name="Table2.J2" office:value-type="string">
            <text:p text:style-name="P7"/>
            <text:p text:style-name="P6"/>
            <text:p text:style-name="P8">1/</text:p>
            <text:p text:style-name="P8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delivery_order_id.bag_detail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11"><text:placeholder text:placeholder-type="text">&lt;get_amt(o.invoice_no_id.amount_total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<text:placeholder text:placeholder-type="text">&lt;o.excise_duty_id.amount&gt;</text:placeholder>0%</text:p>
          </table:table-cell>
          <table:table-cell table:style-name="Table2.J2" office:value-type="string">
            <text:p text:style-name="P7"/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INV : <text:placeholder text:placeholder-type="text">&lt;o.invoice_no_id.vvt_number or ''&gt;</text:placeholder></text:p>
            <text:p text:style-name="P6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6">Truck No:</text:p>
            <text:p text:style-name="P6"><text:placeholder text:placeholder-type="text">&lt;o.invoice_no_id.delivery_order_id.truck or ''&gt;</text:placeholder></text:p>
            <text:p text:style-name="P9"/>
            <text:p text:style-name="P9"/>
          </table:table-cell>
          <table:table-cell table:style-name="Table2.P4" office:value-type="string">
            <text:p text:style-name="P7"/>
            <text:p text:style-name="P6"/>
            <text:p text:style-name="P6"><text:placeholder text:placeholder-type="text">&lt;o.invoice_no_id.other_info or ''&gt;</text:placeholder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5">
          <table:table-cell table:style-name="Table2.P4" table:number-columns-spanned="16" office:value-type="string">
            <text:p text:style-name="P7"/>
            <text:p text:style-name="P8"><text:span text:style-name="T1"><text:s text:c="251"/></text:span>I/ We hereby declare the above particulars to be true</text:p>
            <text:p text:style-name="P6">PLACE <text:s/>: <text:span text:style-name="T2">THOOTHUKUDI</text:span></text:p>
            <text:p text:style-name="P10"/>
            <text:p text:style-name="P6">DATE : <text:s text:c="2"/><text:span text:style-name="T2"><text:placeholder text:placeholder-type="text">&lt;get_date(o.date)&gt;</text:placeholder></text:span> </text:p>
            <text:p text:style-name="P6"/>
            <text:p text:style-name="P8"><text:span text:style-name="T1"><text:s text:c="255"/></text:span>Signature of Consignor (s) or his / their authorized agent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5:01:52</dc:date>
    <meta:editing-duration>PT5H30M33S</meta:editing-duration>
    <meta:editing-cycles>75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39" meta:character-count="2394" meta:non-whitespace-character-count="1575"/>
  </office:meta>
</office:document-meta>
</file>